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640000004B08E81A6F39C030E5C.png" manifest:media-type="image/png"/>
  <manifest:file-entry manifest:full-path="Pictures/1000000000000640000004B0F5E1653942D8576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subtitle">
      <style:graphic-properties draw:fill="solid" draw:fill-color="#ffffff" draw:auto-grow-height="true" fo:min-height="8.775cm"/>
    </style:style>
    <style:style style:name="pr7" style:family="presentation" style:parent-style-name="oranssi-outline1">
      <style:graphic-properties fo:min-height="13.859cm"/>
    </style:style>
    <style:style style:name="pr8" style:family="presentation" style:parent-style-name="oranssi-outline1">
      <style:graphic-properties fo:min-height="14.036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paragraph-properties fo:margin-left="0.254cm" fo:margin-right="0.254cm" fo:margin-top="0cm" fo:margin-bottom="0cm" fo:text-align="start" fo:text-indent="0cm"/>
    </style:style>
    <style:style style:name="P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4pt" style:font-size-asian="24pt" style:font-size-complex="24pt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9" style:family="text">
      <style:text-properties style:font-name="FreeMono"/>
    </style:style>
    <style:style style:name="T10" style:family="text">
      <style:text-properties style:font-name="FreeMono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uagens de </text:span><text:span text:style-name="T1">Programação 1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LP1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Arquivos</text:p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screvendo Caracteres</text:p>
          </draw:text-box>
        </draw:frame>
        <draw:frame presentation:style-name="pr6" draw:text-style-name="P7" draw:layer="layout" svg:width="21.225cm" svg:height="8.775cm" svg:x="3.39cm" svg:y="7.097cm">
          <draw:text-box>
            <text:p text:style-name="P6"><text:span text:style-name="T7">#include &lt;</text:span><text:span text:style-name="T8">stdio.h</text:span><text:span text:style-name="T7">&gt;</text:span></text:p>
            <text:p text:style-name="P6"><text:span text:style-name="T7"/></text:p>
            <text:p text:style-name="P6"><text:span text:style-name="T7">int main (void) {</text:span></text:p>
            <text:p text:style-name="P6"><text:span text:style-name="T7"><text:s text:c="4"/></text:span><text:span text:style-name="T8">FILE</text:span><text:span text:style-name="T7">* f = </text:span><text:span text:style-name="T8">fopen</text:span><text:span text:style-name="T7">("/tmp/arq-</text:span><text:span text:style-name="T7">01.txt", </text:span><text:span text:style-name="T8">"w"</text:span><text:span text:style-name="T7">);</text:span></text:p>
            <text:p text:style-name="P6"><text:span text:style-name="T7"><text:s text:c="4"/></text:span><text:span text:style-name="T8">fputc</text:span><text:span text:style-name="T7">('a', f);</text:span></text:p>
            <text:p text:style-name="P6"><text:span text:style-name="T7"><text:s text:c="4"/></text:span><text:span text:style-name="T8">fputc</text:span><text:span text:style-name="T7">('b', f);</text:span></text:p>
            <text:p text:style-name="P6"><text:span text:style-name="T7"><text:s text:c="4"/></text:span><text:span text:style-name="T8">fputc</text:span><text:span text:style-name="T7">('c', f);</text:span></text:p>
            <text:p text:style-name="P6"><text:span text:style-name="T7"><text:s text:c="4"/></text:span><text:span text:style-name="T8">fclose</text:span><text:span text:style-name="T7">(f);</text:span></text:p>
            <text:p text:style-name="P6"><text:span text:style-name="T7"><text:s text:c="4"/></text:span><text:span text:style-name="T7">return 0;</text:span></text:p>
            <text:p text:style-name="P6"><text:span text:style-name="T7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endo Caracteres</text:p>
          </draw:text-box>
        </draw:frame>
        <draw:frame presentation:style-name="pr6" draw:text-style-name="P7" draw:layer="layout" svg:width="21.225cm" svg:height="9.853cm" svg:x="3.39cm" svg:y="6.558cm">
          <draw:text-box>
            <text:p text:style-name="P6"><text:span text:style-name="T7">#include &lt;</text:span><text:span text:style-name="T8">stdio.h</text:span><text:span text:style-name="T7">&gt;</text:span></text:p>
            <text:p text:style-name="P6"><text:span text:style-name="T7"/></text:p>
            <text:p text:style-name="P6"><text:span text:style-name="T7">int main (void) {</text:span></text:p>
            <text:p text:style-name="P6"><text:span text:style-name="T7"><text:s text:c="4"/></text:span><text:span text:style-name="T8">FILE</text:span><text:span text:style-name="T7">* f = </text:span><text:span text:style-name="T8">fopen</text:span><text:span text:style-name="T7">("/tmp/arq-</text:span><text:span text:style-name="T7">01.txt", </text:span><text:span text:style-name="T8">"r"</text:span><text:span text:style-name="T7">);</text:span></text:p>
            <text:p text:style-name="P6"><text:span text:style-name="T7"><text:s text:c="4"/></text:span><text:span text:style-name="T7">int v1 = </text:span><text:span text:style-name="T8">fgetc</text:span><text:span text:style-name="T7">(f);</text:span></text:p>
            <text:p text:style-name="P6"><text:span text:style-name="T7"><text:s text:c="4"/></text:span><text:span text:style-name="T7">int v2 = </text:span><text:span text:style-name="T8">fgetc</text:span><text:span text:style-name="T7">(f);</text:span></text:p>
            <text:p text:style-name="P6"><text:span text:style-name="T7"><text:s text:c="4"/></text:span><text:span text:style-name="T7">int v3 = </text:span><text:span text:style-name="T8">fgetc</text:span><text:span text:style-name="T7">(f);</text:span></text:p>
            <text:p text:style-name="P6"><text:span text:style-name="T7"><text:s text:c="4"/></text:span><text:span text:style-name="T7">int v4 = </text:span><text:span text:style-name="T8">fgetc</text:span><text:span text:style-name="T7">(f);</text:span></text:p>
            <text:p text:style-name="P6"><text:span text:style-name="T7"><text:s text:c="4"/></text:span><text:span text:style-name="T7">printf("%d %d %d %d\n", v1, </text:span><text:span text:style-name="T7">v2, v3, v4);</text:span></text:p>
            <text:p text:style-name="P6"><text:span text:style-name="T7"><text:s text:c="4"/></text:span><text:span text:style-name="T8">fclose</text:span><text:span text:style-name="T7">(f);</text:span></text:p>
            <text:p text:style-name="P6"><text:span text:style-name="T7"><text:s text:c="4"/></text:span><text:span text:style-name="T7">return 0;</text:span></text:p>
            <text:p text:style-name="P6"><text:span text:style-name="T7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4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sumo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cluir biblioteca: <text:span text:style-name="T9">stdio.h</text:span></text:p>
              </text:list-item>
              <text:list-item>
                <text:p>Abrir arquivo: <text:span text:style-name="T9">fopen</text:span></text:p>
              </text:list-item>
              <text:list-item>
                <text:p>Fechar arquivo: <text:span text:style-name="T9">fclose</text:span></text:p>
              </text:list-item>
              <text:list-item>
                <text:p>Escrever caractere: <text:span text:style-name="T9">fputc</text:span></text:p>
              </text:list-item>
              <text:list-item>
                <text:p>Ler caractere: <text:span text:style-name="T9">fgetc</text:span></text:p>
              </text:list-item>
              <text:list-item>
                <text:p>Fim de arquivo (-1): <text:span text:style-name="T9">EOF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5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8.1</text:p>
          </draw:text-box>
        </draw:frame>
        <draw:frame presentation:style-name="pr8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>Leia uma string com <text:span text:style-name="T9">scanf</text:span> (máx 25 caracteres)</text:p>
              </text:list-item>
              <text:list-item>
                <text:p>Escreva a string para um arquivo, caractere a caractere, usando um <text:span text:style-name="T9">for</text:span></text:p>
                <text:list>
                  <text:list-item>
                    <text:p>A função <text:span text:style-name="T9">strlen</text:span> retorna o tamanho de uma string</text:p>
                  </text:list-item>
                  <text:list-item>
                    <text:p>É necessário incluir a biblioteca <text:span text:style-name="T9">string.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8.2</text:p>
          </draw:text-box>
        </draw:frame>
        <draw:frame presentation:style-name="pr8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>Leia o arquivo do exercício 8.1, caractere a caractere, para uma string (máx 25 caracteres)</text:p>
              </text:list-item>
              <text:list-item>
                <text:p>Exiba a string lid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8.3</text:p>
          </draw:text-box>
        </draw:frame>
        <draw:frame presentation:style-name="pr8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>Leia 10 strings com <text:span text:style-name="T9">scanf</text:span> (máx 25 caracteres) para um vetor de strings</text:p>
              </text:list-item>
              <text:list-item>
                <text:p>Escreva cada string para um arquivo, caractere a caractere, usando um <text:span text:style-name="T9">for</text:span> dentro de outro <text:span text:style-name="T9">fo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8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8.4</text:p>
          </draw:text-box>
        </draw:frame>
        <draw:frame presentation:style-name="pr8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>Altere o exercício 8.1 e 8.3 para usar a função a seguir a ser definida:</text:p>
              </text:list-item>
              <text:list-item>
                <text:p><text:span text:style-name="T10">void escreva_string (FILE* f, char* str);</text:span></text:p>
              </text:list-item>
              <text:list-item>
                <text:p>A função recebe um arquivo e uma string e escreve a string no arquivo, caractere a caracte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9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5.1$Linux_X86_64 LibreOffice_project/40m0$Build-1</meta:generator>
    <meta:creation-date>2011-05-24T14:40:40</meta:creation-date>
    <dc:language>fi-FI</dc:language>
    <meta:editing-cycles>1137</meta:editing-cycles>
    <meta:editing-duration>P59DT2H37M18S</meta:editing-duration>
    <meta:initial-creator>chico </meta:initial-creator>
    <dc:date>2018-07-09T17:00:35.718178373</dc:date>
    <meta:document-statistic meta:object-count="7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